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422cm" table:align="left"/>
    </style:style>
    <style:style style:name="Tabla1.A" style:family="table-column">
      <style:table-column-properties style:column-width="3.418cm"/>
    </style:style>
    <style:style style:name="Tabla1.B" style:family="table-column">
      <style:table-column-properties style:column-width="3.392cm"/>
    </style:style>
    <style:style style:name="Tabla1.D" style:family="table-column">
      <style:table-column-properties style:column-width="2.596cm"/>
    </style:style>
    <style:style style:name="Tabla1.E" style:family="table-column">
      <style:table-column-properties style:column-width="2.623cm"/>
    </style:style>
    <style:style style:name="Tabla1.A1" style:family="table-cell">
      <style:table-cell-properties fo:padding="0.049cm" fo:border="1pt solid #808080"/>
    </style:style>
    <style:style style:name="Tabla1.2" style:family="table-row">
      <style:table-row-properties style:min-row-height="0.549cm"/>
    </style:style>
    <style:style style:name="Tabla1.A2" style:family="table-cell">
      <style:table-cell-properties fo:padding="0.049cm" fo:border-left="1pt solid #808080" fo:border-right="none" fo:border-top="none" fo:border-bottom="1pt solid #808080"/>
    </style:style>
    <style:style style:name="Tabla1.E2" style:family="table-cell">
      <style:table-cell-properties fo:padding="0.049cm" fo:border-left="1pt solid #808080" fo:border-right="1pt solid #808080" fo:border-top="none" fo:border-bottom="1pt solid #808080"/>
    </style:style>
    <style:style style:name="Tabla1.E5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bla2" style:family="table">
      <style:table-properties style:width="15.24cm" table:align="left"/>
    </style:style>
    <style:style style:name="Tabla2.A" style:family="table-column">
      <style:table-column-properties style:column-width="7.62cm"/>
    </style:style>
    <style:style style:name="Tabla3" style:family="table">
      <style:table-properties style:width="15.24cm" table:align="left"/>
    </style:style>
    <style:style style:name="Tabla3.A" style:family="table-column">
      <style:table-column-properties style:column-width="7.62cm"/>
    </style:style>
    <style:style style:name="Tabla4" style:family="table">
      <style:table-properties style:width="15.24cm" table:align="left"/>
    </style:style>
    <style:style style:name="Tabla4.A" style:family="table-column">
      <style:table-column-properties style:column-width="7.62cm"/>
    </style:style>
    <style:style style:name="Tabla5" style:family="table">
      <style:table-properties style:width="15.24cm" table:align="left"/>
    </style:style>
    <style:style style:name="Tabla5.A" style:family="table-column">
      <style:table-column-properties style:column-width="7.62cm"/>
    </style:style>
    <style:style style:name="P1" style:family="paragraph" style:parent-style-name="Text_20_body">
      <style:paragraph-properties fo:margin-top="0cm" fo:margin-bottom="0cm" style:contextual-spacing="false" fo:break-before="pag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fo:font-size="10pt"/>
    </style:style>
    <style:style style:name="P4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font-size="10pt" fo:font-weight="bold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88cm 0.002cm" fo:padding-left="0cm" fo:padding-right="0cm" fo:padding-top="0cm" fo:padding-bottom="0.049cm" fo:border-left="none" fo:border-right="none" fo:border-top="none" fo:border-bottom="2.61pt double #000000"/>
      <style:text-properties fo:font-size="10pt" fo:font-weight="bold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font-size="10pt" fo:font-weight="bold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2.61pt double #000000"/>
      <style:text-properties fo:font-size="10pt" fo:font-weight="bold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font-size="10pt" fo:language="en" fo:country="US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font-size="10pt" fo:language="en" fo:country="US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font-size="10pt" fo:language="en" fo:country="US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font-size="10pt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 fo:padding="0cm" fo:border="none"/>
      <style:text-properties fo:font-size="10pt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.049cm" fo:padding-top="0cm" fo:padding-bottom="0.049cm" fo:border-left="none" fo:border-right="0.99pt solid #000000" fo:border-top="none" fo:border-bottom="1.11pt double #000000"/>
      <style:text-properties fo:font-size="10pt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 style:border-line-width-bottom="0.002cm 0.035cm 0.002cm" fo:padding-left="0cm" fo:padding-right="0cm" fo:padding-top="0cm" fo:padding-bottom="0.049cm" fo:border-left="none" fo:border-right="none" fo:border-top="none" fo:border-bottom="1.11pt double #000000"/>
      <style:text-properties fo:font-size="10pt"/>
    </style:style>
    <style:style style:name="P15" style:family="paragraph" style:parent-style-name="Table_20_Contents">
      <style:paragraph-properties fo:margin-top="0cm" fo:margin-bottom="0.499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font-size="10pt"/>
    </style:style>
    <style:style style:name="P16" style:family="paragraph" style:parent-style-name="Table_20_Contents">
      <style:paragraph-properties fo:margin-top="0cm" fo:margin-bottom="0.499cm" style:contextual-spacing="false" fo:text-align="center" style:justify-single-word="false" fo:padding="0cm" fo:border="none"/>
      <style:text-properties fo:font-size="10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font-size="10pt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 fo:padding="0cm" fo:border="none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2.61pt double #000000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ff0000" loext:opacity="100%" fo:font-size="10pt" fo:font-weight="bold"/>
    </style:style>
    <style:style style:name="P23" style:family="paragraph" style:parent-style-name="Table_20_Contents">
      <style:paragraph-properties fo:padding="0cm" fo:border="none"/>
    </style:style>
    <style:style style:name="P24" style:family="paragraph" style:parent-style-name="Heading_20_2">
      <style:paragraph-properties fo:padding="0cm" fo:border="none"/>
    </style:style>
    <style:style style:name="T1" style:family="text">
      <style:text-properties fo:color="#0070c0" loext:opacity="100%"/>
    </style:style>
    <style:style style:name="T2" style:family="text">
      <style:text-properties fo:color="#0070c0" loext:opacity="100%" fo:font-size="10pt"/>
    </style:style>
    <style:style style:name="T3" style:family="text">
      <style:text-properties fo:color="#0070c0" loext:opacity="100%" fo:font-size="10pt" fo:font-weight="bold"/>
    </style:style>
    <style:style style:name="T4" style:family="text">
      <style:text-properties fo:color="#0070c0" loext:opacity="100%" fo:font-weight="bold"/>
    </style:style>
    <style:style style:name="T5" style:family="text">
      <style:text-properties fo:font-size="10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ize="10pt"/>
    </style:style>
    <style:style style:name="T8" style:family="text">
      <style:text-properties fo:color="#000000" loext:opacity="100%" fo:font-size="10pt" fo:font-weight="bold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fo:font-size="10pt"/>
    </style:style>
    <style:style style:name="T11" style:family="text">
      <style:text-properties fo:color="#ff0000" loext:opacity="100%" fo:font-size="10pt" fo:font-weight="bold"/>
    </style:style>
    <style:style style:name="T12" style:family="text">
      <style:text-properties fo:color="#ff0000" loext:opacity="100%" fo:font-weight="bold"/>
    </style:style>
    <style:style style:name="T13" style:family="text">
      <style:text-properties fo:color="#0000ff" loext:opacity="100%" fo:font-size="10pt"/>
    </style:style>
    <style:style style:name="T14" style:family="text">
      <style:text-properties fo:color="#0000ff" loext:opacity="100%" fo:font-size="10pt" fo:font-weight="bold"/>
    </style:style>
    <style:style style:name="T15" style:family="text">
      <style:text-properties fo:color="#6495ed" loext:opacity="100%" fo:font-size="10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2"/>BOLETÍN 32</text:h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row table:style-name="TableLine2309926390752">
          <table:table-cell table:style-name="Tabla1.A1" table:number-columns-spanned="5" office:value-type="string">
            <text:h text:style-name="P24" text:outline-level="2">1.</text:h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4">A</text:p>
            <text:p text:style-name="P4"/>
          </table:table-cell>
          <table:table-cell table:style-name="Tabla1.A2" office:value-type="string">
            <text:p text:style-name="P6">B</text:p>
            <text:p text:style-name="P6"/>
          </table:table-cell>
          <table:table-cell table:style-name="Tabla1.A2" office:value-type="string">
            <text:p text:style-name="P4">C</text:p>
            <text:p text:style-name="P4"/>
          </table:table-cell>
          <table:table-cell table:style-name="Tabla1.A2" office:value-type="string">
            <text:p text:style-name="P4">D</text:p>
            <text:p text:style-name="P4"/>
          </table:table-cell>
          <table:table-cell table:style-name="Tabla1.E2" office:value-type="string">
            <text:p text:style-name="P7">E</text:p>
            <text:p text:style-name="P20"/>
          </table:table-cell>
        </table:table-row>
        <table:table-row table:style-name="TableLine2309926385856">
          <table:table-cell table:style-name="Tabla1.A2" office:value-type="string">
            <text:p text:style-name="P18"><text:span text:style-name="T11">&lt;AAA&gt;</text:span><text:span text:style-name="T15"> </text:span><text:span text:style-name="T3"><text:line-break/> </text:span><text:span text:style-name="T5">&lt;BBB&gt;</text:span><text:span text:style-name="T2"> </text:span><text:span text:style-name="T3"><text:line-break/></text:span><text:span text:style-name="T5">&lt;CCC/&gt;</text:span><text:span text:style-name="T2"> </text:span><text:span text:style-name="T3"><text:line-break/></text:span><text:span text:style-name="T5">&lt;ZZZ/&gt;</text:span><text:span text:style-name="T2"> </text:span><text:span text:style-name="T3"><text:line-break/> </text:span><text:span text:style-name="T5">&lt;/BBB&gt;</text:span><text:span text:style-name="T2"> </text:span><text:span text:style-name="T3"><text:line-break/></text:span><text:span text:style-name="T11"> &lt;XXX&gt; </text:span><text:span text:style-name="T14"><text:line-break/></text:span><text:span text:style-name="T11"> &lt;DDD&gt; </text:span><text:span text:style-name="T14"><text:line-break/></text:span><text:span text:style-name="T8"> </text:span><text:span text:style-name="T7">&lt;EEE/&gt; </text:span><text:span text:style-name="T14"><text:line-break/></text:span><text:span text:style-name="T11">&lt;FFF&gt; </text:span><text:span text:style-name="T3"><text:line-break/> </text:span><text:span text:style-name="T5">&lt;HHH/&gt; <text:line-break/>&lt;GGG&gt; <text:line-break/>&lt;JJJ&gt; <text:line-break/>&lt;QQQ/&gt; <text:line-break/> &lt;/JJJ&gt; <text:line-break/>&lt;JJJ/&gt; <text:line-break/>&lt;/GGG&gt; <text:line-break/>&lt;HHH/&gt; <text:line-break/></text:span><text:span text:style-name="T10">&lt;/FFF&gt; </text:span><text:span text:style-name="T13"><text:line-break/></text:span><text:span text:style-name="T10">&lt;/DDD&gt; </text:span><text:span text:style-name="T13"><text:line-break/></text:span><text:span text:style-name="T10">&lt;/XXX&gt; </text:span><text:span text:style-name="T5"><text:line-break/> &lt;CCC&gt; <text:line-break/>&lt;DDD/&gt; <text:line-break/>&lt;/CCC&gt; <text:line-break/></text:span><text:span text:style-name="T10"> &lt;/AAA&gt;</text:span></text:p>
          </table:table-cell>
          <table:table-cell table:style-name="Tabla1.A2" office:value-type="string">
            <text:p text:style-name="P17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<text:span text:style-name="T12">&lt;JJJ&gt; <text:line-break/>&lt;QQQ/&gt; <text:line-break/> &lt;/JJJ&gt; <text:line-break/>&lt;JJJ/&gt;</text:span> <text:line-break/>&lt;/GGG&gt; <text:line-break/>&lt;HHH/&gt; <text:line-break/>&lt;/FFF&gt;</text:p>
            <text:p text:style-name="P10">&lt;/DDD&gt;</text:p>
            <text:p text:style-name="P10">&lt;/XXX&gt; <text:line-break/> &lt;CCC&gt; <text:line-break/>&lt;DDD/&gt; <text:line-break/>&lt;/CCC&gt; <text:line-break/> &lt;/AAA&gt;</text:p>
          </table:table-cell>
          <table:table-cell table:style-name="Tabla1.A2" office:value-type="string">
            <text:p text:style-name="P8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<text:span text:style-name="T6">&lt;JJJ&gt; <text:line-break/>&lt;QQQ/&gt; <text:line-break/> &lt;/JJJ&gt; <text:line-break/>&lt;JJJ/&gt; <text:line-break/>&lt;/GGG&gt; <text:line-break/></text:span><text:span text:style-name="T12">&lt;HHH/&gt;</text:span><text:span text:style-name="T9"> </text:span><text:span text:style-name="T6"><text:line-break/>&lt;/FFF&gt;</text:span><text:span text:style-name="T1"> </text:span><text:span text:style-name="T4"><text:line-break/></text:span><text:span text:style-name="T6">&lt;/DDD&gt; <text:line-break/>&lt;/XXX&gt;</text:span><text:span text:style-name="T1"> </text:span><text:span text:style-name="T4"><text:line-break/> </text:span><text:span text:style-name="T12">&lt;CCC&gt; <text:line-break/>&lt;DDD/&gt; </text:span><text:span text:style-name="T4"><text:line-break/></text:span><text:span text:style-name="T9">&lt;/CCC&gt; </text:span><text:span text:style-name="T6"><text:line-break/> &lt;/AAA&gt;</text:span></text:p>
          </table:table-cell>
          <table:table-cell table:style-name="Tabla1.A2" office:value-type="string">
            <text:p text:style-name="P8">&lt;AAA&gt; <text:line-break/> <text:span text:style-name="T12">&lt;BBB&gt; </text:span><text:span text:style-name="T4"><text:line-break/></text:span><text:span text:style-name="T12">&lt;CCC/&gt; <text:line-break/>&lt;ZZZ/&gt; <text:line-break/> &lt;/BBB&gt;</text:span><text:span text:style-name="T9"> </text:span><text:line-break/> &lt;XXX&gt; <text:line-break/> &lt;DDD&gt; <text:line-break/><text:span text:style-name="T9"> </text:span><text:span text:style-name="T12">&lt;EEE/&gt;</text:span><text:span text:style-name="T9"> </text:span><text:line-break/>&lt;FFF&gt; <text:line-break/> <text:span text:style-name="T12">&lt;HHH/&gt;</text:span><text:span text:style-name="T9"> </text:span><text:line-break/>&lt;GGG&gt; <text:line-break/>&lt;JJJ&gt; <text:line-break/>&lt;QQQ/&gt; <text:line-break/> &lt;/JJJ&gt; <text:line-break/>&lt;JJJ/&gt; <text:line-break/>&lt;/GGG&gt;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  <table:table-cell table:style-name="Tabla1.E2" office:value-type="string">
            <text:p text:style-name="P9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<text:span text:style-name="T12">&lt;GGG&gt;</text:span><text:span text:style-name="T4"> <text:line-break/></text:span><text:span text:style-name="T6">&lt;JJJ&gt; <text:line-break/>&lt;QQQ/&gt; <text:line-break/> &lt;/JJJ&gt; <text:line-break/>&lt;JJJ/&gt;</text:span><text:span text:style-name="T1"> </text:span><text:span text:style-name="T4"><text:line-break/></text:span><text:span text:style-name="T12">&lt;/GGG&gt;</text:span>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</table:table-row>
        <table:table-row table:style-name="TableLine2309926401360">
          <table:table-cell table:style-name="Tabla1.E2" table:number-columns-spanned="5" office:value-type="string">
            <text:h text:style-name="P24" text:outline-level="2">2.</text:h>
          </table:table-cell>
          <table:covered-table-cell/>
          <table:covered-table-cell/>
          <table:covered-table-cell/>
          <table:covered-table-cell/>
        </table:table-row>
        <table:table-row table:style-name="TableLine2309926396464">
          <table:table-cell table:style-name="Tabla1.A2" office:value-type="string">
            <text:p text:style-name="P4">A</text:p>
            <text:p text:style-name="P4"/>
          </table:table-cell>
          <table:table-cell table:style-name="Tabla1.A2" office:value-type="string">
            <text:p text:style-name="P6">B</text:p>
            <text:p text:style-name="P6"/>
          </table:table-cell>
          <table:table-cell table:style-name="Tabla1.A2" office:value-type="string">
            <text:p text:style-name="P4">C</text:p>
            <text:p text:style-name="P4"/>
          </table:table-cell>
          <table:table-cell table:style-name="Tabla1.A2" office:value-type="string">
            <text:p text:style-name="P5">D</text:p>
            <text:p text:style-name="P5"/>
          </table:table-cell>
          <table:table-cell table:style-name="Tabla1.E5" office:value-type="string">
            <text:p text:style-name="P23"> </text:p>
          </table:table-cell>
        </table:table-row>
        <table:table-row table:style-name="TableLine2309926394560">
          <table:table-cell table:style-name="Tabla1.A2" office:value-type="string">
            <text:p text:style-name="P22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18"> </text:p>
          </table:table-cell>
          <table:table-cell table:style-name="Tabla1.A2" office:value-type="string">
            <text:p text:style-name="P11">&lt;AAA&gt; <text:line-break/> &lt;BBB&gt; <text:line-break/> <text:span text:style-name="T12">&lt;DDD&gt; <text:line-break/> &lt;CCC&gt; <text:line-break/> &lt;DDD/&gt; <text:line-break/>&lt;EEE/&gt; <text:line-break/> &lt;/CCC&gt; </text:span><text:span text:style-name="T4"><text:line-break/></text:span><text:span text:style-name="T12">&lt;/DDD&gt;</text:span><text:span text:style-name="T9"> </text:span>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21"> </text:p>
          </table:table-cell>
          <table:table-cell table:style-name="Tabla1.A2" office:value-type="string">
            <text:p text:style-name="P11">&lt;AAA&gt; <text:line-break/> &lt;BBB&gt; <text:line-break/> &lt;DDD&gt; <text:line-break/> &lt;CCC&gt; <text:line-break/> <text:span text:style-name="T12">&lt;DDD/&gt; <text:line-break/>&lt;EEE/&gt;</text:span> <text:line-break/> &lt;/CCC&gt; <text:line-break/>&lt;/DDD&gt; <text:line-break/>&lt;/BBB&gt; <text:line-break/>&lt;CCC&gt; <text:line-break/><text:span text:style-name="T12">&lt;DDD&gt; <text:line-break/>&lt;EEE&gt; <text:line-break/>&lt;DDD&gt; <text:line-break/>&lt;FFF/&gt; <text:line-break/>&lt;/DDD&gt; <text:line-break/> &lt;/EEE&gt; <text:line-break/>&lt;/DDD&gt;</text:span><text:span text:style-name="T9"> </text:span><text:line-break/>&lt;/CCC&gt; <text:line-break/> &lt;/AAA&gt;</text:p>
            <text:p text:style-name="P18"> </text:p>
          </table:table-cell>
          <table:table-cell table:style-name="Tabla1.A2" office:value-type="string">
            <text:p text:style-name="P12">&lt;AAA&gt; <text:line-break/> &lt;BBB&gt; <text:line-break/> &lt;DDD&gt; <text:line-break/> &lt;CCC&gt; <text:line-break/><text:span text:style-name="T9"> </text:span><text:span text:style-name="T12">&lt;DDD/&gt;</text:span><text:span text:style-name="T9"> </text:span><text:line-break/>&lt;EEE/&gt; <text:line-break/> &lt;/CCC&gt; <text:line-break/>&lt;/DDD&gt; <text:line-break/>&lt;/BBB&gt; <text:line-break/>&lt;CCC&gt; <text:line-break/><text:span text:style-name="T12">&lt;DDD&gt;</text:span><text:span text:style-name="T9"> </text:span><text:line-break/>&lt;EEE&gt; <text:line-break/><text:span text:style-name="T12">&lt;DDD&gt;</text:span><text:span text:style-name="T9"> </text:span><text:line-break/>&lt;FFF/&gt; <text:line-break/><text:span text:style-name="T12">&lt;/DDD&gt;</text:span><text:span text:style-name="T9"> </text:span><text:line-break/> &lt;/EEE&gt; <text:line-break/><text:span text:style-name="T12">&lt;/DDD&gt;</text:span><text:span text:style-name="T9"> </text:span><text:line-break/>&lt;/CCC&gt; <text:line-break/> &lt;/AAA&gt;</text:p>
            <text:p text:style-name="P19"> </text:p>
          </table:table-cell>
          <table:table-cell table:style-name="Tabla1.E5" office:value-type="string">
            <text:p text:style-name="P23"> </text:p>
          </table:table-cell>
        </table:table-row>
      </table:table>
      <text:p text:style-name="P1"> </text:p>
      <text:h text:style-name="Heading_20_2" text:outline-level="2">3.</text:h>
      <text:p text:style-name="P3">&lt;AAA&gt; <text:line-break/><text:span text:style-name="T12">&lt;BBB&gt; </text:span><text:span text:style-name="T4"><text:line-break/></text:span> &lt;DDD&gt; <text:line-break/><text:span text:style-name="T12">&lt;CCC&gt; </text:span><text:span text:style-name="T4"><text:line-break/></text:span>&lt;DDD/&gt; <text:line-break/><text:span text:style-name="T6">&lt;EEE/&gt; </text:span><text:span text:style-name="T9"><text:line-break/></text:span><text:span text:style-name="T12">&lt;/CCC&gt; </text:span><text:span text:style-name="T4"><text:line-break/></text:span>&lt;/DDD&gt; <text:line-break/><text:span text:style-name="T1"> </text:span><text:span text:style-name="T12">&lt;/BBB&gt; <text:line-break/>&lt;CCC&gt; </text:span><text:span text:style-name="T4"><text:line-break/></text:span>&lt;DDD&gt; <text:line-break/><text:span text:style-name="T12">&lt;EEE&gt;</text:span><text:span text:style-name="T4"> <text:line-break/></text:span> &lt;DDD&gt; <text:line-break/>&lt;FFF/&gt; <text:line-break/>&lt;/DDD&gt; <text:line-break/><text:span text:style-name="T12">&lt;/EEE&gt; </text:span><text:span text:style-name="T4"><text:line-break/></text:span>&lt;/DDD&gt; <text:line-break/><text:span text:style-name="T12">&lt;/CCC&gt; </text:span><text:span text:style-name="T4"><text:line-break/></text:span>&lt;/AAA&gt; </text:p>
      <text:h text:style-name="Heading_20_2" text:outline-level="2">4.</text:h>
      <table:table table:name="Tabla2" table:style-name="Tabla2">
        <table:table-column table:style-name="Tabla2.A" table:number-columns-repeated="2"/>
        <table:table-row table:style-name="TableLine2309926384496">
          <table:table-cell table:style-name="TableBox2309926397008" office:value-type="string">
            <text:p text:style-name="P13">A</text:p>
          </table:table-cell>
          <table:table-cell table:style-name="TableBox2309926397008" office:value-type="string">
            <text:p text:style-name="P14">B</text:p>
          </table:table-cell>
        </table:table-row>
        <table:table-row table:style-name="TableLine2309926399728">
          <table:table-cell table:style-name="TableBox2309926397008" office:value-type="string">
            <text:p text:style-name="P18"><text:span text:style-name="T11">&lt;AAA&gt; <text:line-break/>&lt;BBB&gt; <text:line-break/>&lt;DDD&gt; <text:line-break/>&lt;CCC&gt;</text:span><text:span text:style-name="T9"> </text:span><text:span text:style-name="T5"><text:line-break/>&lt;DDD/&gt; <text:line-break/>&lt;EEE/&gt; <text:line-break/></text:span><text:span text:style-name="T11">&lt;/CCC&gt; <text:line-break/>&lt;/DDD&gt; <text:line-break/>&lt;/BBB&gt;</text:span><text:span text:style-name="T10"> </text:span><text:span text:style-name="T5"><text:line-break/>&lt;CCC&gt; <text:line-break/>&lt;DDD&gt; <text:line-break/>&lt;EEE&gt; <text:line-break/>&lt;DDD&gt; <text:line-break/>&lt;FFF/&gt; <text:line-break/></text:span><text:span text:style-name="T7">&lt;/DDD&gt; <text:line-break/>&lt;/EEE&gt; <text:line-break/>&lt;/DDD&gt; <text:line-break/>&lt;/CCC&gt; </text:span><text:span text:style-name="T10"><text:line-break/></text:span><text:span text:style-name="T11">&lt;/AAA&gt;</text:span></text:p>
            <text:p text:style-name="P18"> </text:p>
          </table:table-cell>
          <table:table-cell table:style-name="TableBox2309926397008" office:value-type="string">
            <text:p text:style-name="P19"><text:span text:style-name="T11">&lt;AAA&gt;</text:span><text:span text:style-name="T9"> </text:span><text:span text:style-name="T5"><text:line-break/>&lt;BBB&gt; <text:line-break/>&lt;DDD&gt; <text:line-break/>&lt;CCC&gt; <text:line-break/>&lt;DDD/&gt; <text:line-break/>&lt;EEE/&gt; <text:line-break/>&lt;/CCC&gt; <text:line-break/>&lt;/DDD&gt; <text:line-break/>&lt;/BBB&gt; <text:line-break/></text:span><text:span text:style-name="T11">&lt;CCC&gt; <text:line-break/>&lt;DDD&gt; <text:line-break/>&lt;EEE&gt; <text:line-break/>&lt;DDD&gt;</text:span><text:span text:style-name="T10"> </text:span><text:span text:style-name="T5"><text:line-break/>&lt;FFF/&gt; <text:line-break/></text:span><text:span text:style-name="T11">&lt;/DDD&gt; <text:line-break/>&lt;/EEE&gt; <text:line-break/>&lt;/DDD&gt; <text:line-break/>&lt;/CCC&gt; <text:line-break/>&lt;/AAA&gt;</text:span></text:p>
            <text:p text:style-name="P19"> </text:p>
          </table:table-cell>
        </table:table-row>
      </table:table>
      <text:p text:style-name="P2"> </text:p>
      <text:p text:style-name="P1"> </text:p>
      <text:h text:style-name="Heading_20_2" text:outline-level="2">5.</text:h>
      <table:table table:name="Tabla3" table:style-name="Tabla3">
        <table:table-column table:style-name="Tabla3.A" table:number-columns-repeated="2"/>
        <table:table-row table:style-name="TableLine2309926387488">
          <table:table-cell table:style-name="TableBox2309926396192" office:value-type="string">
            <text:p text:style-name="P13">A</text:p>
          </table:table-cell>
          <table:table-cell table:style-name="TableBox2309926396192" office:value-type="string">
            <text:p text:style-name="P14">B</text:p>
          </table:table-cell>
        </table:table-row>
        <table:table-row table:style-name="TableLine2309926386400">
          <table:table-cell table:style-name="TableBox2309926396192" office:value-type="string">
            <text:p text:style-name="P11">&lt;AAA&gt; <text:line-break/>&lt;BBB&gt; <text:line-break/>&lt;CCC/&gt; <text:line-break/>&lt;ZZZ&gt; <text:line-break/>&lt;DDD/&gt; <text:line-break/>&lt;DDD&gt; <text:line-break/>&lt;EEE/&gt; <text:line-break/>&lt;/DDD&gt; <text:line-break/>&lt;/ZZZ&gt; <text:line-break/>&lt;FFF&gt; <text:line-break/>&lt;GGG/&gt; <text:line-break/>&lt;/FFF&gt; <text:line-break/>&lt;/BBB&gt; <text:line-break/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<text:span text:style-name="T12">&lt;CCC&gt; <text:line-break/>&lt;DDD/&gt; <text:line-break/>&lt;/CCC&gt;</text:span> <text:line-break/>&lt;/AAA&gt;</text:p>
            <text:p text:style-name="P18"> </text:p>
          </table:table-cell>
          <table:table-cell table:style-name="TableBox2309926396192" office:value-type="string">
            <text:p text:style-name="P12">&lt;AAA&gt; <text:line-break/>&lt;BBB&gt; <text:line-break/>&lt;CCC/&gt; <text:line-break/>&lt;ZZZ&gt; <text:line-break/>&lt;DDD/&gt; <text:line-break/>&lt;DDD&gt; <text:line-break/>&lt;EEE/&gt; <text:line-break/>&lt;/DDD&gt; <text:line-break/>&lt;/ZZZ&gt; <text:line-break/><text:span text:style-name="T12">&lt;FFF&gt; <text:line-break/>&lt;GGG/&gt; <text:line-break/>&lt;/FFF&gt; </text:span><text:span text:style-name="T4"><text:line-break/></text:span>&lt;/BBB&gt;<text:span text:style-name="T1"> </text:span><text:span text:style-name="T4"><text:line-break/></text:span><text:span text:style-name="T12"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&lt;/CCC&gt;</text:span><text:span text:style-name="T9"> </text:span><text:line-break/>&lt;/AAA&gt;</text:p>
            <text:p text:style-name="P19"> </text:p>
          </table:table-cell>
        </table:table-row>
      </table:table>
      <text:h text:style-name="Heading_20_2" text:outline-level="2">6.</text:h>
      <table:table table:name="Tabla4" table:style-name="Tabla4">
        <table:table-column table:style-name="Tabla4.A" table:number-columns-repeated="2"/>
        <table:table-row table:style-name="TableLine2309926387760">
          <table:table-cell table:style-name="TableBox2309926389120" office:value-type="string">
            <text:p text:style-name="P13">A</text:p>
          </table:table-cell>
          <table:table-cell table:style-name="TableBox2309926389120" office:value-type="string">
            <text:p text:style-name="P14">B</text:p>
          </table:table-cell>
        </table:table-row>
        <table:table-row table:style-name="TableLine2309926389936">
          <table:table-cell table:style-name="TableBox2309926389120" office:value-type="string">
            <text:p text:style-name="P15">&lt;AAA&gt; <text:line-break/>&lt;BBB&gt; <text:line-break/>&lt;CCC/&gt; <text:line-break/>&lt;DDD/&gt; <text:line-break/>&lt;/BBB&gt; <text:line-break/><text:span text:style-name="T12">&lt;XXX&gt;</text:span><text:span text:style-name="T9"> </text:span>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<text:span text:style-name="T12">&lt;/XXX&gt;</text:span><text:span text:style-name="T9"> <text:line-break/></text:span><text:span text:style-name="T12">&lt;CCC&gt;</text:span><text:span text:style-name="T9"> </text:span><text:line-break/>&lt;DDD/&gt; <text:line-break/><text:span text:style-name="T12">&lt;/CCC&gt;</text:span><text:span text:style-name="T9"> </text:span><text:line-break/>&lt;/AAA&gt;</text:p>
            <text:p text:style-name="P18"> </text:p>
          </table:table-cell>
          <table:table-cell table:style-name="TableBox2309926389120" office:value-type="string">
            <text:p text:style-name="P16">&lt;AAA&gt; <text:line-break/>&lt;BBB&gt; <text:line-break/>&lt;CCC/&gt; <text:line-break/><text:span text:style-name="T12">&lt;DDD/&gt;</text:span><text:span text:style-name="T9"> </text:span><text:line-break/>&lt;/BBB&gt; <text:line-break/>&lt;XXX&gt; <text:line-break/> &lt;DDD&gt; <text:line-break/>&lt;EEE/&gt; <text:line-break/>&lt;DDD/&gt; <text:line-break/>&lt;CCC/&gt; <text:line-break/><text:span text:style-name="T12">&lt;FFF/&gt; <text:line-break/>&lt;FFF&gt;</text:span><text:span text:style-name="T9"> </text:span><text:line-break/><text:span text:style-name="T6">&lt;GGG/&gt; </text:span><text:span text:style-name="T9"><text:line-break/></text:span><text:span text:style-name="T12">&lt;/FFF&gt;</text:span><text:span text:style-name="T9"> </text:span><text:line-break/>&lt;/DDD&gt; <text:line-break/>&lt;/XXX&gt; <text:line-break/>&lt;CCC&gt; <text:line-break/>&lt;DDD/&gt; <text:line-break/>&lt;/CCC&gt; <text:line-break/>&lt;/AAA&gt;</text:p>
            <text:p text:style-name="P19"> </text:p>
          </table:table-cell>
        </table:table-row>
      </table:table>
      <text:p text:style-name="P2"><text:soft-page-break/> </text:p>
      <text:h text:style-name="Heading_20_2" text:outline-level="2">7.</text:h>
      <table:table table:name="Tabla5" table:style-name="Tabla5">
        <table:table-column table:style-name="Tabla5.A" table:number-columns-repeated="2"/>
        <table:table-row table:style-name="TableLine2309926389392">
          <table:table-cell table:style-name="TableBox2309926390208" office:value-type="string">
            <text:p text:style-name="P13">A</text:p>
          </table:table-cell>
          <table:table-cell table:style-name="TableBox2309926390208" office:value-type="string">
            <text:p text:style-name="P14">B</text:p>
          </table:table-cell>
        </table:table-row>
        <table:table-row table:style-name="TableLine2309926407888">
          <table:table-cell table:style-name="TableBox2309926390208" office:value-type="string">
            <text:p text:style-name="P15">&lt;AAA&gt; <text:line-break/><text:span text:style-name="T12">&lt;BBB&gt;</text:span><text:span text:style-name="T9"> </text:span><text:line-break/>&lt;CCC/&gt; <text:line-break/>&lt;DDD/&gt; <text:line-break/><text:span text:style-name="T12">&lt;/BBB&gt;</text:span><text:span text:style-name="T9"> </text:span>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 &lt;/CCC&gt; <text:line-break/>&lt;/AAA&gt;</text:p>
            <text:p text:style-name="P18"> </text:p>
          </table:table-cell>
          <table:table-cell table:style-name="TableBox2309926390208" office:value-type="string">
            <text:p text:style-name="P16">&lt;AAA&gt; <text:line-break/><text:span text:style-name="T12">&lt;BBB&gt;</text:span><text:span text:style-name="T9"> </text:span><text:line-break/>&lt;CCC/&gt; <text:line-break/>&lt;DDD/&gt; <text:line-break/><text:span text:style-name="T12">&lt;/BBB&gt;</text:span><text:span text:style-name="T9"> <text:line-break/></text:span><text:span text:style-name="T12">&lt;XXX&gt;</text:span><text:span text:style-name="T9"> </text:span><text:line-break/> &lt;DDD&gt; <text:line-break/><text:span text:style-name="T12">&lt;EEE/&gt; <text:line-break/>&lt;DDD/&gt;</text:span><text:span text:style-name="T9"> </text:span><text:line-break/>&lt;CCC/&gt; <text:line-break/>&lt;FFF/&gt; <text:line-break/>&lt;FFF&gt; <text:line-break/>&lt;GGG/&gt; <text:line-break/>&lt;/FFF&gt; <text:line-break/>&lt;/DDD&gt; <text:line-break/><text:span text:style-name="T12">&lt;/XXX&gt;</text:span><text:span text:style-name="T9"> </text:span><text:line-break/>&lt;CCC&gt; <text:line-break/>&lt;DDD/&gt; <text:line-break/> &lt;/CCC&gt; <text:line-break/>&lt;/AAA&gt;</text:p>
            <text:p text:style-name="P19"> </text:p>
          </table:table-cell>
        </table:table-row>
      </table:table>
      <text:p text:style-name="P2"> 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5-04-13T19:57:01.33</meta:creation-date>
    <dc:date>2022-04-07T09:53:03.473000000</dc:date>
    <meta:editing-duration>PT58M45S</meta:editing-duration>
    <meta:editing-cycles>7</meta:editing-cycles>
    <meta:generator>LibreOffice/7.2.2.2$Windows_X86_64 LibreOffice_project/02b2acce88a210515b4a5bb2e46cbfb63fe97d56</meta:generator>
    <meta:document-statistic meta:table-count="5" meta:image-count="0" meta:object-count="0" meta:page-count="4" meta:paragraph-count="64" meta:word-count="415" meta:character-count="3079" meta:non-whitespace-character-count="2236"/>
  </office:meta>
</office:document-meta>
</file>